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42" calcext:value-type="float">
            <text:p>42</text:p>
          </table:table-cell>
          <table:table-cell table:style-name="ce1" table:formula="of:=[.C2]/17.5"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-end: mahdollista lisätä ja poistaa suosikit (vähän vääntöä)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: pitää olla kirjautunut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nt-end: loggaaminen toimii, hiukan suunnittelua ja lisäsin Home-komponentin</text:p>
          </table:table-cell>
        </table:table-row>
        <table:table-row table:style-name="ro1">
          <table:table-cell/>
          <table:table-cell office:value-type="string" calcext:value-type="string">
            <text:p>2.01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niä muutoksia, yritys korjata käyttäjän datan hakeminen palvelimelta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telu useEffectin, promisien ja asyncin kanssa. Nyt käyttäjän datan lataaminen onnistu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8:43:59.838916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3T08:45:23.144101904</dc:date>
    <meta:editing-duration>PT12M18S</meta:editing-duration>
    <meta:editing-cycles>12</meta:editing-cycles>
    <meta:document-statistic meta:table-count="1" meta:cell-count="50" meta:object-count="0"/>
  </office:meta>
</office:document-meta>
</file>